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ble_chapt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ok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01:23:29.851928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pMyAdmin 4.5.4.1deb2ubuntu2</meta:initial-creator>
    <meta:creation-date>2018-01-27T01:19:33</meta:creation-date>
    <dc:date>2018-01-27T01:26:10.863570823</dc:date>
    <meta:editing-duration>PT4M44S</meta:editing-duration>
    <meta:editing-cycles>4</meta:editing-cycles>
    <meta:document-statistic meta:table-count="1" meta:cell-count="424" meta:object-count="0"/>
  </office:meta>
</office:document-meta>
</file>